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2">
      <style:paragraph-properties fo:margin-top="0cm" fo:margin-bottom="0cm" style:contextual-spacing="false"/>
    </style:style>
    <style:style style:name="P3" style:family="paragraph" style:parent-style-name="Text_20_body" style:list-style-name="L3">
      <style:paragraph-properties fo:margin-top="0cm" fo:margin-bottom="0cm" style:contextual-spacing="false"/>
    </style:style>
    <style:style style:name="P4" style:family="paragraph" style:parent-style-name="Text_20_body" style:list-style-name="L4">
      <style:paragraph-properties fo:margin-top="0cm" fo:margin-bottom="0cm" style:contextual-spacing="false"/>
    </style:style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6">
      <style:paragraph-properties fo:margin-top="0cm" fo:margin-bottom="0cm" style:contextual-spacing="false"/>
    </style:style>
    <style:style style:name="P8" style:family="paragraph" style:parent-style-name="Text_20_body" style:list-style-name="L7"/>
    <style:style style:name="P9" style:family="paragraph" style:parent-style-name="Text_20_body" style:list-style-name="L7">
      <style:paragraph-properties fo:margin-top="0cm" fo:margin-bottom="0cm" style:contextual-spacing="false"/>
    </style:style>
    <style:style style:name="P10" style:family="paragraph" style:parent-style-name="Text_20_body" style:list-style-name="L8">
      <style:paragraph-properties fo:margin-top="0cm" fo:margin-bottom="0cm" style:contextual-spacing="false"/>
    </style:style>
    <style:style style:name="P11" style:family="paragraph" style:parent-style-name="Text_20_body" style:list-style-name="L9"/>
    <style:style style:name="P12" style:family="paragraph" style:parent-style-name="Text_20_body" style:list-style-name="L9">
      <style:paragraph-properties fo:margin-top="0cm" fo:margin-bottom="0cm" style:contextual-spacing="false"/>
    </style:style>
    <style:style style:name="P13" style:family="paragraph" style:parent-style-name="Text_20_body" style:list-style-name="L10"/>
    <style:style style:name="P14" style:family="paragraph" style:parent-style-name="Text_20_body" style:list-style-name="L10">
      <style:paragraph-properties fo:margin-top="0cm" fo:margin-bottom="0cm" style:contextual-spacing="false"/>
    </style:style>
    <style:style style:name="P15" style:family="paragraph" style:parent-style-name="Text_20_body" style:list-style-name="L11"/>
    <style:style style:name="P16" style:family="paragraph" style:parent-style-name="Text_20_body" style:list-style-name="L11">
      <style:paragraph-properties fo:margin-top="0cm" fo:margin-bottom="0cm" style:contextual-spacing="false"/>
    </style:style>
    <style:style style:name="P17" style:family="paragraph" style:parent-style-name="Text_20_body" style:list-style-name="L12"/>
    <style:style style:name="P18" style:family="paragraph" style:parent-style-name="Text_20_body" style:list-style-name="L12">
      <style:paragraph-properties fo:margin-top="0cm" fo:margin-bottom="0cm" style:contextual-spacing="false"/>
    </style:style>
    <style:style style:name="P19" style:family="paragraph" style:parent-style-name="Text_20_body" style:list-style-name="L13"/>
    <style:style style:name="P20" style:family="paragraph" style:parent-style-name="Text_20_body" style:list-style-name="L13">
      <style:paragraph-properties fo:margin-top="0cm" fo:margin-bottom="0cm" style:contextual-spacing="false"/>
    </style:style>
    <style:style style:name="P21" style:family="paragraph" style:parent-style-name="Text_20_body" style:list-style-name="L14"/>
    <style:style style:name="P22" style:family="paragraph" style:parent-style-name="Text_20_body" style:list-style-name="L14">
      <style:paragraph-properties fo:margin-top="0cm" fo:margin-bottom="0cm" style:contextual-spacing="false"/>
    </style:style>
    <style:style style:name="P23" style:family="paragraph" style:parent-style-name="Text_20_body" style:list-style-name="L15"/>
    <style:style style:name="P24" style:family="paragraph" style:parent-style-name="Text_20_body" style:list-style-name="L15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<text:span text:style-name="Strong_20_Emphasis">Create "evergreen" grammar content</text:span> that addresses high-volume search terms </text:p>
        </text:list-item>
      </text:list>
      <text:list text:style-name="L2">
        <text:list-item>
          <text:p text:style-name="P2"><text:span text:style-name="Strong_20_Emphasis">Develop content series</text:span> that encourage binge-watching (increases watch hours) </text:p>
        </text:list-item>
      </text:list>
      <text:list text:style-name="L3">
        <text:list-item>
          <text:p text:style-name="P3"><text:span text:style-name="Strong_20_Emphasis">Target specific exam prep</text:span> (IELTS, TOEFL, etc.) which has dedicated searchers </text:p>
        </text:list-item>
      </text:list>
      <text:list text:style-name="L4">
        <text:list-item>
          <text:p text:style-name="P4"><text:span text:style-name="Strong_20_Emphasis">Collaborate with other ESL creators</text:span> for cross-promotion </text:p>
        </text:list-item>
      </text:list>
      <text:list text:style-name="L5">
        <text:list-item>
          <text:p text:style-name="P5"><text:span text:style-name="Strong_20_Emphasis">Leverage your existing student base</text:span> to get initial subscribers and feedback </text:p>
        </text:list-item>
      </text:list>
      <text:h text:style-name="Heading_20_2" text:outline-level="2">High-Performing ESL Content for Faster Growth</text:h>
      <text:h text:style-name="Heading_20_3" text:outline-level="3">Grammar Essentials Series</text:h>
      <text:list text:style-name="L6">
        <text:list-item>
          <text:p text:style-name="P7"><text:span text:style-name="Strong_20_Emphasis">"Top 10 English Mistakes Even Advanced Learners Make"</text:span> - These comparison videos perform extremely well </text:p>
        </text:list-item>
        <text:list-item>
          <text:p text:style-name="P7"><text:span text:style-name="Strong_20_Emphasis">"When to Use AT, ON, IN with Time and Place"</text:span> - Prepositions consistently get high search volume </text:p>
        </text:list-item>
        <text:list-item>
          <text:p text:style-name="P6"><text:span text:style-name="Strong_20_Emphasis">"Understanding English Verb Tenses: A Visual Guide"</text:span> - Complex topics explained simply attract subscribers </text:p>
        </text:list-item>
      </text:list>
      <text:h text:style-name="Heading_20_3" text:outline-level="3">Practical English Series</text:h>
      <text:list text:style-name="L7">
        <text:list-item>
          <text:p text:style-name="P9"><text:span text:style-name="Strong_20_Emphasis">"50 Phrases Native Speakers Use Daily"</text:span> - List-based content drives watch time </text:p>
        </text:list-item>
        <text:list-item>
          <text:p text:style-name="P9"><text:span text:style-name="Strong_20_Emphasis">"How to Sound Natural in English Conversations"</text:span> - Appeals to intermediate/advanced learners </text:p>
        </text:list-item>
        <text:list-item>
          <text:p text:style-name="P8"><text:span text:style-name="Strong_20_Emphasis">"Business English: Email Writing Formulas"</text:span> - Professional context content attracts motivated learners </text:p>
        </text:list-item>
      </text:list>
      <text:h text:style-name="Heading_20_3" text:outline-level="3">Short-Form Content (YouTube Shorts)</text:h>
      <text:list text:style-name="L9">
        <text:list-item>
          <text:p text:style-name="P12"><text:span text:style-name="Strong_20_Emphasis">"Fix This Sentence"</text:span> - Error correction challenges with reveals </text:p>
        </text:list-item>
        <text:list-item>
          <text:p text:style-name="P12"><text:span text:style-name="Strong_20_Emphasis">"Same Word, Different Meanings"</text:span> - Quick explanations of polysemic words </text:p>
        </text:list-item>
        <text:list-item>
          <text:p text:style-name="P11"><text:span text:style-name="Strong_20_Emphasis">"One Minute Pronunciation Tips"</text:span> - Focused on commonly mispronounced words </text:p>
        </text:list-item>
      </text:list>
      <text:h text:style-name="Heading_20_3" text:outline-level="3">Unique Differentiators</text:h>
      <text:list xml:id="list2411786027" text:style-name="L10">
        <text:list-item>
          <text:p text:style-name="P14"><text:span text:style-name="Strong_20_Emphasis">"English Through Song Lyrics"</text:span> - Analyze popular songs for language learners </text:p>
        </text:list-item>
        <text:list-item>
          <text:p text:style-name="P14"><text:span text:style-name="Strong_20_Emphasis">"From Textbook to Real Life"</text:span> - Compare textbook English with how natives actually speak </text:p>
        </text:list-item>
        <text:list-item>
          <text:p text:style-name="P13"><text:span text:style-name="Strong_20_Emphasis">"Visualizing English Grammar"</text:span> - Use creative animations to explain abstract concepts </text:p>
        </text:list-item>
        <text:list-item>
          <text:p text:style-name="P13">That makes perfect sense. Let's focus on content that will attract conversation-oriented ESL students rather than exam preparation. Here are refined content ideas that specifically target students looking to improve their conversational English:</text:p>
        </text:list-item>
      </text:list>
      <text:h text:style-name="Heading_20_2" text:outline-level="2">Conversation-Focused Content for Attracting Speaking Students</text:h>
      <text:h text:style-name="Heading_20_3" text:outline-level="3">Natural Conversation Series</text:h>
      <text:list text:style-name="L11">
        <text:list-item>
          <text:p text:style-name="P16"><text:span text:style-name="Strong_20_Emphasis">"10 English Phrases That Make You Sound Like a Native Speaker"</text:span> - Authentic expressions students can immediately use </text:p>
        </text:list-item>
        <text:list-item>
          <text:p text:style-name="P16"><text:soft-page-break/><text:span text:style-name="Strong_20_Emphasis">"How to Keep a Conversation Going in English"</text:span> - Practical strategies for avoiding awkward silences </text:p>
        </text:list-item>
        <text:list-item>
          <text:p text:style-name="P15"><text:span text:style-name="Strong_20_Emphasis">"The Art of Small Talk: English Topics That Work Anywhere"</text:span> - Cultural context plus useful phrases </text:p>
        </text:list-item>
      </text:list>
      <text:h text:style-name="Heading_20_3" text:outline-level="3">Speaking Confidence Builders</text:h>
      <text:list text:style-name="L12">
        <text:list-item>
          <text:p text:style-name="P18"><text:span text:style-name="Strong_20_Emphasis">"English Filler Words: Sound Natural While Thinking"</text:span> - How to use um, well, like, you know appropriately </text:p>
        </text:list-item>
        <text:list-item>
          <text:p text:style-name="P18"><text:span text:style-name="Strong_20_Emphasis">"How to Express Your Opinion in English Without Sounding Rude"</text:span> - Cultural nuances of polite disagreement </text:p>
        </text:list-item>
        <text:list-item>
          <text:p text:style-name="P17"><text:span text:style-name="Strong_20_Emphasis">"Mastering English Intonation: The Music Behind Your Words"</text:span> - Visual patterns of rising/falling intonation </text:p>
        </text:list-item>
      </text:list>
      <text:h text:style-name="Heading_20_3" text:outline-level="3">Practical Scenarios Series</text:h>
      <text:list text:style-name="L13">
        <text:list-item>
          <text:p text:style-name="P20"><text:span text:style-name="Strong_20_Emphasis">"Ordering at Restaurants: Beyond 'I would like'"</text:span> - Real-world conversation patterns </text:p>
        </text:list-item>
        <text:list-item>
          <text:p text:style-name="P20"><text:span text:style-name="Strong_20_Emphasis">"Job Interview English: Questions and Perfect Responses"</text:span> - High-stakes conversation practice </text:p>
        </text:list-item>
        <text:list-item>
          <text:p text:style-name="P19"><text:span text:style-name="Strong_20_Emphasis">"Making Friends in English: First Conversation Starters"</text:span> - Social language that builds connections </text:p>
        </text:list-item>
      </text:list>
      <text:h text:style-name="Heading_20_3" text:outline-level="3">Shorts Ideas for Conversation Skills</text:h>
      <text:list text:style-name="L14">
        <text:list-item>
          <text:p text:style-name="P22"><text:span text:style-name="Strong_20_Emphasis">"One Phrase, Multiple Tones"</text:span> - How intonation changes meaning </text:p>
        </text:list-item>
        <text:list-item>
          <text:p text:style-name="P22"><text:span text:style-name="Strong_20_Emphasis">"English Reaction Expressions"</text:span> - Quick ways to show you're listening </text:p>
        </text:list-item>
        <text:list-item>
          <text:p text:style-name="P21"><text:span text:style-name="Strong_20_Emphasis">"Context Matters"</text:span> - Same phrase, different situations </text:p>
        </text:list-item>
      </text:list>
      <text:h text:style-name="Heading_20_3" text:outline-level="3">Conversation Problem-Solvers</text:h>
      <text:list text:style-name="L15">
        <text:list-item>
          <text:p text:style-name="P24"><text:span text:style-name="Strong_20_Emphasis">"What to Say When You Don't Understand"</text:span> - Beyond just saying "what?" </text:p>
        </text:list-item>
        <text:list-item>
          <text:p text:style-name="P24"><text:span text:style-name="Strong_20_Emphasis">"Conversation Rescue: When You Forget a Word"</text:span> - Strategies for circumlocution </text:p>
        </text:list-item>
        <text:list-item>
          <text:p text:style-name="P23"><text:span text:style-name="Strong_20_Emphasis">"How to Politely Change the Subject"</text:span> - Transition phrases for uncomfortable topics </text:p>
        </text:list-item>
      </text:list>
      <text:p text:style-name="Text_20_body">These content types will naturally appeal to students looking to improve their conversation skills, making them more likely to seek out private lessons with you. Each video can include a gentle call-to-action like: "Want to practice these phrases with a teacher? Click the link in the description for conversation lessons."</text:p>
      <text:p text:style-name="Text_20_body">The beauty of these topics is they require less technical preparation than exam content while directly showcasing your expertise as a conversation coach.</text:p>
      <text:p text:style-name="Text_20_body">Would you like me to expand on any particular content type that resonates with you?</text:p>
      <text:list xml:id="list11950859553931" text:continue-list="list2411786027" text:style-name="L10">
        <text:list-header>
          <text:p text:style-name="P13"/>
        </text:list-header>
      </text:list>
      <text:p text:style-name="Text_20_body">The key to faster growth is identifying high-search-volume topics that aren't oversaturated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6T22:24:37.286000000</meta:creation-date>
    <dc:date>2025-04-07T01:19:48.829000000</dc:date>
    <meta:editing-duration>PT2H55M12S</meta:editing-duration>
    <meta:editing-cycles>1</meta:editing-cycles>
    <meta:document-statistic meta:table-count="0" meta:image-count="0" meta:object-count="0" meta:page-count="2" meta:paragraph-count="49" meta:word-count="593" meta:character-count="4005" meta:non-whitespace-character-count="3461"/>
    <meta:generator>LibreOffice/7.4.1.2$Windows_X86_64 LibreOffice_project/3c58a8f3a960df8bc8fd77b461821e42c061c5f0</meta:generator>
  </office:meta>
</office:document-meta>
</file>